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f7d9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/>
      <style:text-properties fo:color="#000000" loext:opacity="100%"/>
    </style:style>
    <style:style style:name="P4" style:family="paragraph" style:parent-style-name="Text_20_body">
      <style:text-properties fo:color="#000000" loext:opacity="100%"/>
    </style:style>
    <style:style style:name="P5" style:family="paragraph" style:parent-style-name="Text_20_body">
      <style:paragraph-properties fo:margin-top="0in" fo:margin-bottom="0in" style:contextual-spacing="false"/>
      <style:text-properties fo:color="#000000" loext:opacity="100%" officeooo:paragraph-rsid="001cc9ca"/>
    </style:style>
    <style:style style:name="P6" style:family="paragraph" style:parent-style-name="Text_20_body">
      <style:text-properties officeooo:paragraph-rsid="001ab860"/>
    </style:style>
    <style:style style:name="P7" style:family="paragraph" style:parent-style-name="Text_20_body">
      <style:text-properties fo:language="bg" fo:country="BG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1b7686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cc9ca"/>
    </style:style>
    <style:style style:name="P10" style:family="paragraph" style:parent-style-name="Text_20_body">
      <style:paragraph-properties fo:margin-top="0in" fo:margin-bottom="0in" style:contextual-spacing="false"/>
      <style:text-properties fo:color="#127622" loext:opacity="100%" fo:language="bg" fo:country="BG"/>
    </style:style>
    <style:style style:name="P11" style:family="paragraph" style:parent-style-name="Text_20_body">
      <style:text-properties officeooo:paragraph-rsid="001dc941"/>
    </style:style>
    <style:style style:name="T1" style:family="text">
      <style:text-properties fo:color="#0000cd" loext:opacity="100%"/>
    </style:style>
    <style:style style:name="T2" style:family="text">
      <style:text-properties fo:color="#a52a2a" loext:opacity="100%"/>
    </style:style>
    <style:style style:name="T3" style:family="text">
      <style:text-properties fo:color="#ff0000" loext:opacity="100%"/>
    </style:style>
    <style:style style:name="T4" style:family="text">
      <style:text-properties officeooo:rsid="001ab860"/>
    </style:style>
    <style:style style:name="T5" style:family="text">
      <style:text-properties fo:language="bg" fo:country="BG"/>
    </style:style>
    <style:style style:name="T6" style:family="text">
      <style:text-properties fo:language="bg" fo:country="BG" officeooo:rsid="001b072e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language="bg" fo:country="BG"/>
    </style:style>
    <style:style style:name="T9" style:family="text">
      <style:text-properties style:font-name="Liberation Mono" fo:language="bg" fo:country="BG" officeooo:rsid="001b072e"/>
    </style:style>
    <style:style style:name="T10" style:family="text">
      <style:text-properties officeooo:rsid="001b072e"/>
    </style:style>
    <style:style style:name="T11" style:family="text">
      <style:text-properties style:font-name="Liberation Serif" officeooo:rsid="001b072e"/>
    </style:style>
    <style:style style:name="T12" style:family="text">
      <style:text-properties officeooo:rsid="001b7686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officeooo:rsid="001b7686"/>
    </style:style>
    <style:style style:name="T15" style:family="text">
      <style:text-properties fo:color="#000000" loext:opacity="100%" officeooo:rsid="001cc9ca"/>
    </style:style>
    <style:style style:name="T16" style:family="text">
      <style:text-properties fo:color="#000000" loext:opacity="100%" officeooo:rsid="001dc941"/>
    </style:style>
    <style:style style:name="T17" style:family="text">
      <style:text-properties fo:color="#127622" loext:opacity="100%"/>
    </style:style>
    <style:style style:name="T18" style:family="text">
      <style:text-properties fo:color="#127622" loext:opacity="100%" officeooo:rsid="001b7686"/>
    </style:style>
    <style:style style:name="T19" style:family="text">
      <style:text-properties fo:color="#127622" loext:opacity="100%" fo:language="bg" fo:country="BG"/>
    </style:style>
    <style:style style:name="T20" style:family="text">
      <style:text-properties fo:color="#127622" loext:opacity="100%" fo:language="bg" fo:country="BG" officeooo:rsid="001cc9ca"/>
    </style:style>
    <style:style style:name="T21" style:family="text">
      <style:text-properties fo:color="#127622" loext:opacity="100%" fo:language="bg" fo:country="BG" officeooo:rsid="001dc941"/>
    </style:style>
    <style:style style:name="T22" style:family="text">
      <style:text-properties fo:color="#127622" loext:opacity="100%" style:font-name="Liberation Mono" fo:language="bg" fo:country="BG"/>
    </style:style>
    <style:style style:name="T23" style:family="text">
      <style:text-properties fo:color="#127622" loext:opacity="100%" officeooo:rsid="001cc9ca"/>
    </style:style>
    <style:style style:name="T24" style:family="text">
      <style:text-properties fo:color="#127622" loext:opacity="100%" officeooo:rsid="001dc941"/>
    </style:style>
    <style:style style:name="T25" style:family="text">
      <style:text-properties fo:color="#127622" loext:opacity="100%" officeooo:rsid="001ef7d9"/>
    </style:style>
    <style:style style:name="T26" style:family="text">
      <style:text-properties officeooo:rsid="001cc9ca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1dc941"/>
    </style:style>
    <style:style style:name="T29" style:family="text">
      <style:text-properties officeooo:rsid="001ef7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y Except</text:h>
      <text:p text:style-name="Horizontal_20_Line"/>
      <text:p text:style-name="Text_20_body"><text:span text:style-name="T4">Блокът</text:span> <text:span text:style-name="Source_20_Text">try</text:span> <text:span text:style-name="T5">ви позволява да тествате блок от код за грешки.</text:span></text:p>
      <text:p text:style-name="P6"><text:span text:style-name="T4">Блокът</text:span> <text:span text:style-name="Source_20_Text">except</text:span> <text:span text:style-name="T5">ви позволява да </text:span><text:span text:style-name="T6">обработите</text:span><text:span text:style-name="T5"> грешката.</text:span></text:p>
      <text:p text:style-name="P7">Блокът <text:span text:style-name="T7">else</text:span> ви позволява да изпълнявате код, когато няма грешка.</text:p>
      <text:p text:style-name="P6"><text:span text:style-name="T5">Блокът </text:span><text:span text:style-name="T8">finally</text:span><text:span text:style-name="T5"> ви позволява да изпълните код</text:span>, <text:span text:style-name="T5">независимо от резултата от блоковете </text:span><text:span text:style-name="T8">try</text:span><text:span text:style-name="T9">-</text:span><text:span text:style-name="T7">except</text:span><text:span text:style-name="T11">.</text:span></text:p>
      <text:p text:style-name="Horizontal_20_Line"/>
      <text:h text:style-name="Heading_20_2" text:outline-level="2">Exception Handling<text:span text:style-name="T10"> - обработване на грешки</text:span></text:h>
      <text:p text:style-name="P7">Когато възникне грешка или изключение<text:span text:style-name="T10"> (occurs или exception)</text:span>, както го наричаме, Python обикновено спира и генерира съобщение за грешка. </text:p>
      <text:p text:style-name="Text_20_body"><text:span text:style-name="T5">Тези изключения могат да бъдат обработени с помощта на оператора</text:span> <text:span text:style-name="Source_20_Text">try</text:span>:</text:p>
      <text:h text:style-name="Heading_20_3" text:outline-level="3">Example</text:h>
      <text:p text:style-name="P7">Блокът <text:span text:style-name="T7">try</text:span> ще генерира изключение, тъй като <text:span text:style-name="T7">x</text:span> не е дефинирано:</text:p>
      <text:p text:style-name="P4"><text:span text:style-name="T1">try</text:span>:<text:line-break/><text:span text:style-name="T10"><text:tab/></text:span><text:span text:style-name="T1">print</text:span>(x)<text:line-break/><text:span text:style-name="T1">except</text:span>:<text:line-break/><text:span text:style-name="T10"><text:tab/></text:span><text:span text:style-name="T1">print</text:span>(<text:span text:style-name="T2">"An exception occurred"</text:span>) </text:p>
      <text:p text:style-name="Text_20_body"><text:span text:style-name="T10">Тъй като блокът</text:span> <text:span text:style-name="T7">try</text:span> <text:span text:style-name="T10">предизвика изключение(грешка)</text:span>, <text:span text:style-name="T10">то ще бъде изпълнен блокът</text:span> <text:span text:style-name="T7">except</text:span><text:span text:style-name="T10">.</text:span></text:p>
      <text:p text:style-name="P7">Без блока <text:span text:style-name="T7">try</text:span> програмата ще <text:span text:style-name="T12">спре</text:span> и ще изведе грешка:</text:p>
      <text:h text:style-name="Heading_20_3" text:outline-level="3">Example</text:h>
      <text:p text:style-name="P7">Това изявление ще доведе до грешка, тъй като <text:span text:style-name="T7">x</text:span> не е дефинирано:</text:p>
      <text:p text:style-name="P3"><text:span text:style-name="T1">print</text:span>(x) </text:p>
      <text:p text:style-name="P8"><text:span text:style-name="T18"># Резултат: <text:line-break/></text:span><text:span text:style-name="T17">Traceback (most recent call last):<text:line-break/></text:span><text:span text:style-name="T18"><text:tab/></text:span><text:span text:style-name="T17">File "demo_try_except_error.py", line 3, in &lt;module&gt;<text:line-break/></text:span><text:span text:style-name="T18"><text:tab/><text:tab/></text:span><text:span text:style-name="T17">print(x)<text:line-break/>NameError: name 'x' is not defined</text:span> </text:p>
      <text:p text:style-name="Horizontal_20_Line"/>
      <text:h text:style-name="Heading_20_2" text:outline-level="2">Many Exceptions<text:span text:style-name="T12"> - повече от едно изключения</text:span></text:h>
      <text:p text:style-name="P7">Можете да дефинирате колкото искате блокове за изключения, напр. ако искате да изпълните специален блок код за специален вид грешка:</text:p>
      <text:h text:style-name="Heading_20_3" text:outline-level="3"><text:soft-page-break/>Example</text:h>
      <text:p text:style-name="P7">Отпечатайте едно съобщение, ако блокът <text:span text:style-name="T7">try</text:span> повдига <text:span text:style-name="T7">NameError</text:span> и друго за други грешки:</text:p>
      <text:p text:style-name="P9"><text:span text:style-name="T1">try</text:span><text:span text:style-name="T13">:<text:line-break/></text:span><text:span text:style-name="T14"><text:tab/></text:span><text:span text:style-name="T1">print</text:span><text:span text:style-name="T13">(x)</text:span><text:span text:style-name="T15"> <text:s text:c="2"/></text:span><text:span text:style-name="T19">#</text:span><text:span text:style-name="T20"> </text:span><text:span text:style-name="T19">Блокът </text:span><text:span text:style-name="T22">try</text:span><text:span text:style-name="T19"> генерира </text:span><text:span text:style-name="T22">NameError</text:span><text:span text:style-name="T19">, защото </text:span><text:span text:style-name="T22">x</text:span><text:span text:style-name="T19"> не е дефинирано</text:span><text:span text:style-name="T13"><text:line-break/></text:span><text:span text:style-name="T1">except</text:span><text:span text:style-name="T13"> NameError:<text:line-break/></text:span><text:span text:style-name="T14"><text:tab/></text:span><text:span text:style-name="T1">print</text:span><text:span text:style-name="T13">(</text:span><text:span text:style-name="T2">"Variable x is not defined"</text:span><text:span text:style-name="T13">)<text:line-break/></text:span><text:span text:style-name="T1">except</text:span><text:span text:style-name="T13">:<text:line-break/></text:span><text:span text:style-name="T14"><text:tab/></text:span><text:span text:style-name="T1">print</text:span><text:span text:style-name="T13">(</text:span><text:span text:style-name="T2">"Something else went wrong"</text:span><text:span text:style-name="T13">) </text:span></text:p>
      <text:p text:style-name="P9"><text:span text:style-name="T23">Резултат: </text:span><text:span text:style-name="T17">Variable x is not defined</text:span> </text:p>
      <text:p text:style-name="P9"/>
      <text:p text:style-name="Horizontal_20_Line"/>
      <text:h text:style-name="Heading_20_2" text:outline-level="2">Else</text:h>
      <text:p text:style-name="P7">Можете да използвате <text:span text:style-name="T27">ключовата дума</text:span> <text:span text:style-name="T7">else</text:span>, за да дефинирате блок от код, който да бъде изпълнен, ако не са възникнали грешки:</text:p>
      <text:h text:style-name="Heading_20_3" text:outline-level="3">Example</text:h>
      <text:p text:style-name="P7">В този пример блокът <text:span text:style-name="T7">try</text:span> не генерира грешка:</text:p>
      <text:p text:style-name="P10">#<text:span text:style-name="T26"> </text:span>Блокът <text:span text:style-name="T7">try</text:span> не поражда никакви грешки, така че блокът <text:span text:style-name="T7">else</text:span> се изпълнява:</text:p>
      <text:p text:style-name="P3"><text:span text:style-name="T1">try</text:span>:<text:line-break/><text:span text:style-name="T26"><text:tab/></text:span><text:span text:style-name="T1">print</text:span>(<text:span text:style-name="T2">"Hello"</text:span>)<text:line-break/><text:span text:style-name="T1">except</text:span>:<text:line-break/><text:span text:style-name="T26"><text:tab/></text:span><text:span text:style-name="T1">print</text:span>(<text:span text:style-name="T2">"Something went wrong"</text:span>)<text:span text:style-name="T26"> </text:span><text:line-break/><text:span text:style-name="T1">else</text:span>:<text:line-break/><text:span text:style-name="T26"><text:tab/></text:span><text:span text:style-name="T1">print</text:span>(<text:span text:style-name="T2">"Nothing went wrong"</text:span>) </text:p>
      <text:p text:style-name="P9"><text:span text:style-name="T19">#</text:span><text:span text:style-name="T20"> Резултат: </text:span></text:p>
      <text:p text:style-name="P9"><text:span text:style-name="T17">Hello<text:line-break/>Nothing went wrong</text:span> </text:p>
      <text:p text:style-name="Horizontal_20_Line"/>
      <text:h text:style-name="Heading_20_2" text:outline-level="2">Finally</text:h>
      <text:p text:style-name="P7">Блокът <text:span text:style-name="T7">finally</text:span>, ако е посочен, ще бъде изпълнен независимо дали блокът <text:span text:style-name="T7">try</text:span> предизвиква грешка или не.</text:p>
      <text:h text:style-name="Heading_20_3" text:outline-level="3">Example</text:h>
      <text:p text:style-name="P4"><text:span text:style-name="T1">try</text:span>:<text:line-break/><text:span text:style-name="T26"><text:tab/></text:span><text:span text:style-name="T1">print</text:span>(x)<text:line-break/><text:span text:style-name="T1">except</text:span>:<text:line-break/><text:span text:style-name="T26"><text:tab/></text:span><text:span text:style-name="T1">print</text:span>(<text:span text:style-name="T2">"Something went wrong"</text:span>)<text:line-break/><text:span text:style-name="T1">finally</text:span>:<text:line-break/><text:span text:style-name="T26"><text:tab/></text:span><text:span text:style-name="T1">print</text:span>(<text:span text:style-name="T2">"The 'try except' is finished"</text:span>) </text:p>
      <text:p text:style-name="P5"><text:span text:style-name="T19">#</text:span><text:span text:style-name="T20"> Резултат: </text:span></text:p>
      <text:p text:style-name="P5"><text:soft-page-break/><text:span text:style-name="T20">Something went wrong<text:line-break/>The 'try except' is finished</text:span></text:p>
      <text:p text:style-name="P2"/>
      <text:p text:style-name="P7">Това може да бъде полезно за затваряне на обекти и почистване на ресурси:</text:p>
      <text:h text:style-name="Heading_20_3" text:outline-level="3">Example</text:h>
      <text:p text:style-name="P7">Опитайте да отворите и запишете във файл, който не може да се записва:</text:p>
      <text:p text:style-name="P11"><text:span text:style-name="T1">try</text:span><text:span text:style-name="T13">:<text:line-break/></text:span><text:span text:style-name="T16"><text:tab/></text:span><text:span text:style-name="T13">f = </text:span><text:span text:style-name="T1">open</text:span><text:span text:style-name="T13">(</text:span><text:span text:style-name="T2">"demofile.txt"</text:span><text:span text:style-name="T13">)<text:line-break/></text:span><text:span text:style-name="T16"><text:tab/></text:span><text:span text:style-name="T1">try</text:span><text:span text:style-name="T13">:<text:line-break/></text:span><text:span text:style-name="T16"><text:tab/><text:tab/></text:span><text:span text:style-name="T13">f.write(</text:span><text:span text:style-name="T2">"Lorum Ipsum"</text:span><text:span text:style-name="T13">)<text:line-break/></text:span><text:span text:style-name="T16"><text:tab/></text:span><text:span text:style-name="T1">except</text:span><text:span text:style-name="T13">:<text:line-break/></text:span><text:span text:style-name="T16"><text:tab/><text:tab/></text:span><text:span text:style-name="T1">print</text:span><text:span text:style-name="T13">(</text:span><text:span text:style-name="T2">"Something went wrong when writing to the file"</text:span><text:span text:style-name="T13">)<text:line-break/></text:span><text:span text:style-name="T16"><text:tab/></text:span><text:span text:style-name="T1">finally</text:span><text:span text:style-name="T13">:<text:line-break/></text:span><text:span text:style-name="T16"><text:tab/><text:tab/></text:span><text:span text:style-name="T13">f.close()</text:span><text:span text:style-name="T16"> <text:s text:c="2"/></text:span><text:span text:style-name="T19">#</text:span><text:span text:style-name="T21"> </text:span><text:span text:style-name="T19">Блокът finally се изпълнява, независимо дали блокът try предизвиква грешки или не</text:span><text:span text:style-name="T13"><text:line-break/></text:span><text:span text:style-name="T1">except</text:span><text:span text:style-name="T13">:<text:line-break/></text:span><text:span text:style-name="T16"><text:tab/></text:span><text:span text:style-name="T1">print</text:span><text:span text:style-name="T13">(</text:span><text:span text:style-name="T2">"Something went wrong when opening the file"</text:span><text:span text:style-name="T13">) </text:span></text:p>
      <text:p text:style-name="P11"><text:span text:style-name="T24"># Резултат:<text:line-break/></text:span><text:span text:style-name="T17">Something went wrong<text:line-break/>The 'try except' is finished</text:span> </text:p>
      <text:p text:style-name="P7">Програмата <text:span text:style-name="T28">ще</text:span> продължи, без да оставя файловия обект отворен.</text:p>
      <text:p text:style-name="Horizontal_20_Line"/>
      <text:h text:style-name="Heading_20_2" text:outline-level="2">Raise an exception<text:span text:style-name="T28"> - създаване на изключение</text:span></text:h>
      <text:p text:style-name="P7">Като разработчик на Python можете да изберете да <text:span text:style-name="T28">обработите</text:span> изключение, ако възникне условие.</text:p>
      <text:p text:style-name="P7">За да <text:span text:style-name="T28">създадете</text:span> (или повдигнете<text:span text:style-name="T28"> - raise</text:span>) изключение, използвайте ключовата дума raise.</text:p>
      <text:h text:style-name="Heading_20_3" text:outline-level="3">Example</text:h>
      <text:p text:style-name="P7">Извежда<text:span text:style-name="T28">не на</text:span> грешка и спира<text:span text:style-name="T28">не на</text:span> програмата, ако <text:span text:style-name="T7">x</text:span> е по-малко от <text:span text:style-name="T7">0</text:span>:</text:p>
      <text:p text:style-name="P4">x = -<text:span text:style-name="T3">1</text:span><text:line-break/><text:span text:style-name="T1">if</text:span> x &lt; <text:span text:style-name="T3">0</text:span>:<text:line-break/><text:span text:style-name="T28"><text:tab/></text:span><text:span text:style-name="T1">raise</text:span> Exception(<text:span text:style-name="T2">"Sorry, no numbers below zero"</text:span>) </text:p>
      <text:p text:style-name="P11"><text:span text:style-name="T24"># Резултат:<text:line-break/>Traceback (most recent call last):<text:line-break/><text:tab/>File "demo_ref_keyword_raise.py", line 4, in &lt;module&gt;<text:line-break/><text:tab/><text:tab/>raise Exception("Sorry, no numbers below zero")<text:line-break/>Exception: Sorry, no numbers below zero</text:span></text:p>
      <text:p text:style-name="Text_20_body"><text:span text:style-name="T28">Ключовата дума</text:span> <text:span text:style-name="Source_20_Text">raise</text:span> <text:span text:style-name="T28">е използвана</text:span> <text:span text:style-name="T28">за да вдигне грешка(е</text:span>xception<text:span text:style-name="T28">)</text:span>.</text:p>
      <text:p text:style-name="P7"><text:soft-page-break/>Можете да определите какъв вид грешка да се повдигне и текстът да се отпечата <text:span text:style-name="T29">з</text:span>а потребителя.</text:p>
      <text:h text:style-name="Heading_20_3" text:outline-level="3">Example</text:h>
      <text:p text:style-name="P7"><text:span text:style-name="T29">Вдигнете</text:span> TypeError, ако <text:span text:style-name="T7">x</text:span> не е цяло число:</text:p>
      <text:p text:style-name="P3">x = <text:span text:style-name="T2">"hello"</text:span><text:line-break/><text:span text:style-name="T1">if</text:span> not <text:span text:style-name="T1">type</text:span>(x) is <text:span text:style-name="T1">int</text:span>:<text:line-break/><text:span text:style-name="T29"><text:tab/></text:span><text:span text:style-name="T1">raise</text:span> TypeError(<text:span text:style-name="T2">"Only integers are allowed"</text:span>) </text:p>
      <text:p text:style-name="P1"><text:span text:style-name="T24"># Резултат:</text:span></text:p>
      <text:p text:style-name="P1"><text:span text:style-name="T17">Traceback (most recent call last):<text:line-break/></text:span><text:span text:style-name="T25"><text:tab/></text:span><text:span text:style-name="T17">File "demo_ref_keyword_raise2.py", line 4, in &lt;module&gt;<text:line-break/></text:span><text:span text:style-name="T25"><text:tab/><text:tab/></text:span><text:span text:style-name="T17">raise TypeError("Only integers are allowed")<text:line-break/>TypeError: Only integers are allowed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23:46:49.867505645</meta:creation-date>
    <dc:date>2023-02-07T00:46:56.155006641</dc:date>
    <meta:editing-duration>PT4M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57" meta:word-count="563" meta:character-count="3749" meta:non-whitespace-character-count="3188"/>
  </office:meta>
</office:document-meta>
</file>